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0643a" officeooo:paragraph-rsid="0020643a"/>
    </style:style>
    <style:style style:name="P2" style:family="paragraph" style:parent-style-name="Standard">
      <style:text-properties officeooo:rsid="0021f7f7" officeooo:paragraph-rsid="0021f7f7"/>
    </style:style>
    <style:style style:name="P3" style:family="paragraph" style:parent-style-name="Standard">
      <style:text-properties officeooo:rsid="0021f7f7" officeooo:paragraph-rsid="0022fc3d"/>
    </style:style>
    <style:style style:name="P4" style:family="paragraph" style:parent-style-name="Standard">
      <style:text-properties officeooo:rsid="0021f7f7" officeooo:paragraph-rsid="0024f787"/>
    </style:style>
    <style:style style:name="P5" style:family="paragraph" style:parent-style-name="Standard">
      <style:text-properties officeooo:rsid="0024f787" officeooo:paragraph-rsid="0024f787"/>
    </style:style>
    <style:style style:name="T1" style:family="text">
      <style:text-properties officeooo:rsid="002064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fc3d" style:font-weight-asian="bold" style:font-weight-complex="bold"/>
    </style:style>
    <style:style style:name="T4" style:family="text">
      <style:text-properties fo:font-weight="bold" officeooo:rsid="0024f787" style:font-weight-asian="bold" style:font-weight-complex="bold"/>
    </style:style>
    <style:style style:name="T5" style:family="text">
      <style:text-properties fo:font-weight="bold" officeooo:rsid="002571f8" style:font-weight-asian="bold" style:font-weight-complex="bold"/>
    </style:style>
    <style:style style:name="T6" style:family="text">
      <style:text-properties fo:font-weight="bold" officeooo:rsid="0026db26" style:font-weight-asian="bold" style:font-weight-complex="bold"/>
    </style:style>
    <style:style style:name="T7" style:family="text">
      <style:text-properties officeooo:rsid="0022fc3d"/>
    </style:style>
    <style:style style:name="T8" style:family="text">
      <style:text-properties officeooo:rsid="0024f787"/>
    </style:style>
    <style:style style:name="T9" style:family="text">
      <style:text-properties officeooo:rsid="0026d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MNO(#num_Matrícula, nombre, fechaNacimiento, teléfono) siendo</text:p>
      <text:p text:style-name="P1"><text:tab/>num_Matrícula <text:span text:style-name="T2">es cadena no nulo</text:span>, </text:p>
      <text:p text:style-name="P1"><text:tab/>nombre <text:span text:style-name="T2">es cadena no nulo</text:span>, </text:p>
      <text:p text:style-name="P1"><text:tab/>fechaNacimiento <text:span text:style-name="T2">es date</text:span> , </text:p>
      <text:p text:style-name="P1"><text:tab/>teléfono <text:span text:style-name="T2">es </text:span><text:span text:style-name="T5">entero</text:span><text:span text:style-name="T2"> no nulo</text:span>,</text:p>
      <text:p text:style-name="P1"><text:tab/><text:span text:style-name="T2">PK</text:span>(num_Matrícula)</text:p>
      <text:p text:style-name="P1"/>
      <text:p text:style-name="P2">MATRICULADO(#<text:span text:style-name="T1">num_Matrícula, </text:span>#código_asignatura, cursoEscolar) siendo</text:p>
      <text:p text:style-name="P2"><text:tab/>num_Matrícula <text:span text:style-name="T2">es cadena no nulo</text:span>,</text:p>
      <text:p text:style-name="P2"><text:tab/>código_asignatura <text:span text:style-name="T2">es cadena no nulo</text:span>,</text:p>
      <text:p text:style-name="P2"><text:tab/>cursoEscolar <text:span text:style-name="T2">es entero no nulo</text:span>,</text:p>
      <text:p text:style-name="P2"><text:tab/><text:span text:style-name="T2">PK</text:span>(<text:span text:style-name="T1">num_Matrícula, </text:span>código_asignatura,<text:span text:style-name="T9">cursoEscolar</text:span>),</text:p>
      <text:p text:style-name="P2"><text:tab/><text:span text:style-name="T6">FK</text:span><text:span text:style-name="T9">(num_Matrícula/ALUMNO(num_Matrícula)),</text:span></text:p>
      <text:p text:style-name="P2"><text:tab/><text:span text:style-name="T6">FK</text:span><text:span text:style-name="T9">(código_asignatura/ALUMNO(código_asignatura))</text:span></text:p>
      <text:p text:style-name="P2"/>
      <text:p text:style-name="P2">ASIGNATURA(#código_asignatura, nombre, <text:span text:style-name="T8">id_P</text:span>) siendo</text:p>
      <text:p text:style-name="P2"><text:tab/>código_asignatura <text:span text:style-name="T3">es cadena no nulo</text:span>, </text:p>
      <text:p text:style-name="P2"><text:tab/>nombre <text:span text:style-name="T3">es cadena no nulo</text:span><text:span text:style-name="T7">,</text:span></text:p>
      <text:p text:style-name="P4"><text:tab/> <text:span text:style-name="T8">id_P </text:span><text:span text:style-name="T4">es cadena no nulo</text:span><text:span text:style-name="T8">,</text:span></text:p>
      <text:p text:style-name="P3"><text:tab/><text:span text:style-name="T3">PK</text:span><text:span text:style-name="T7">(</text:span>código_asignatura<text:span text:style-name="T7">),</text:span></text:p>
      <text:p text:style-name="P4"><text:tab/><text:span text:style-name="T4">FK</text:span><text:span text:style-name="T8">(id_P/PROFESOR(id_P))</text:span></text:p>
      <text:p text:style-name="P3"/>
      <text:p text:style-name="P5">PROFESOR(#id_P, nif_P, nombre, especialidad, teléfono) siendo</text:p>
      <text:p text:style-name="P5"><text:tab/> id_P <text:span text:style-name="T2">es cadena no nulo,</text:span></text:p>
      <text:p text:style-name="P5"><text:tab/>nif_P <text:span text:style-name="T2">es cadena no nulo</text:span>,</text:p>
      <text:p text:style-name="P5"><text:tab/>nombre <text:span text:style-name="T2">es cadena</text:span>,</text:p>
      <text:p text:style-name="P5"><text:tab/>especialidad <text:span text:style-name="T2">es cadena,</text:span></text:p>
      <text:p text:style-name="P5"><text:tab/>teléfono <text:span text:style-name="T2">es </text:span><text:span text:style-name="T5">entero</text:span>,</text:p>
      <text:p text:style-name="P5"><text:tab/><text:span text:style-name="T2">PK</text:span>( id_P)</text:p>
      <text:p text:style-name="P2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2:53:58.464263060</meta:creation-date>
    <meta:generator>LibreOffice/7.0.4.2$Linux_X86_64 LibreOffice_project/00$Build-2</meta:generator>
    <dc:date>2021-11-10T13:49:05.744436587</dc:date>
    <meta:editing-duration>PT34M34S</meta:editing-duration>
    <meta:editing-cycles>7</meta:editing-cycles>
    <meta:document-statistic meta:table-count="0" meta:image-count="0" meta:object-count="0" meta:page-count="1" meta:paragraph-count="27" meta:word-count="96" meta:character-count="879" meta:non-whitespace-character-count="780"/>
  </office:meta>
</office:document-meta>
</file>